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7" calcext:value-type="float">
            <text:p>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4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5" calcext:value-type="float">
            <text:p>25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0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38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4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5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JR bed carriage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63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8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38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8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00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48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5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5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6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7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8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9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3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0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0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2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3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71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79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8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8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89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8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31T19:05:08.911639131</dc:date>
    <meta:editing-duration>P61DT1H1M15S</meta:editing-duration>
    <meta:editing-cycles>1334</meta:editing-cycles>
    <meta:generator>LibreOffice/5.1.6.2$Linux_X86_64 LibreOffice_project/10m0$Build-2</meta:generator>
    <dc:creator>James Petts</dc:creator>
    <meta:document-statistic meta:table-count="3" meta:cell-count="4303" meta:object-count="0"/>
  </office:meta>
</office:document-meta>
</file>